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0000000200BEBF3E4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800000" draw:fill-gradient-name="Gradient_20_1" draw:textarea-horizontal-align="justify" draw:textarea-vertical-align="middle" draw:auto-grow-height="false" draw:shadow-offset-x="0.305cm" draw:shadow-offset-y="0.30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525cm" svg:height="10.525cm" svg:x="-0.27cm" svg:y="0.365cm">
          <draw:image xlink:href="Pictures/100002010000020000000200BEBF3E42.png" xlink:type="simple" xlink:show="embed" xlink:actuate="onLoad">
            <text:p/>
          </draw:image>
        </draw:frame>
        <draw:custom-shape draw:style-name="gr2" draw:text-style-name="P1" draw:layer="layout" svg:width="5.715cm" svg:height="7.257cm" svg:x="2.27cm" svg:y="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008cm" fo:page-height="10.0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18T08:54:26</meta:creation-date>
    <dc:date>2011-06-18T08:57:18</dc:date>
    <meta:editing-duration>PT2M52S</meta:editing-duration>
    <meta:editing-cycles>1</meta:editing-cycles>
    <meta:document-statistic meta:object-count="2"/>
    <meta:generator>LibreOffice/3.3$Linux LibreOffice_project/330m19$Build-202</meta:generator>
  </office:meta>
</office:document-meta>
</file>